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bold" fo:font-family="Arial" style:font-family-asian="Arial" style:font-family-complex="Arial" fo:background-color="transparent" fo:color="#000000" fo:font-style="italic"/>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bold" fo:font-family="Arial" style:font-family-asian="Arial" style:font-family-complex="Arial" fo:background-color="transparent" fo:color="#000000" fo:font-style="italic"/>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fo:font-style="itali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fo:font-family="Arial" style:font-family-asian="Arial" style:font-family-complex="Arial" fo:background-color="transparent" fo:color="#000000"/>
    </style:style>
    <style:style style:name="T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bold" fo:font-family="Arial" style:font-family-asian="Arial" style:font-family-complex="Arial" fo:background-color="transparent" fo:color="#000000"/>
    </style:style>
    <style:style style:name="T18" style:family="text">
      <style:text-properties fo:font-size="11.00pt" fo:font-weight="normal" fo:font-family="Arial" style:font-family-asian="Arial" style:font-family-complex="Arial" fo:background-color="transparent" fo:color="#000000"/>
    </style:style>
    <style:style style:name="T19" style:family="text">
      <style:text-properties fo:font-size="11.00pt" fo:font-weight="normal" fo:font-family="Arial" style:font-family-asian="Arial" style:font-family-complex="Arial" fo:background-color="transparent" fo:color="#000000" fo:font-style="italic"/>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fo:font-weight="normal" fo:font-family="Arial" style:font-family-asian="Arial" style:font-family-complex="Arial" fo:background-color="transparent" fo:color="#000000" fo:font-style="italic"/>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Arial" style:font-family-asian="Arial" style:font-family-complex="Arial" fo:background-color="transparent" fo:color="#000000"/>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fo:margin-left="36.00pt" fo:text-indent="0.00pt"/>
    </style:style>
    <style:style style:name="P4" style:family="paragraph">
      <style:paragraph-properties fo:line-height="115.00%" fo:text-align="left" fo:margin-left="72.00pt" fo:text-indent="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fo:margin-left="36.00pt" fo:text-indent="0.00pt"/>
    </style:style>
    <style:style style:name="P8" style:family="paragraph">
      <style:paragraph-properties fo:line-height="115.00%" fo:text-align="lef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15.00%" fo:text-align="left" fo:margin-left="72.00pt" fo:text-indent="0.00pt"/>
    </style:style>
    <style:style style:name="P12" style:family="paragraph">
      <style:paragraph-properties fo:line-height="115.00%" fo:text-align="left" fo:margin-left="36.00pt" fo:text-indent="0.00pt"/>
    </style:style>
    <style:style style:name="P13" style:family="paragraph">
      <style:paragraph-properties fo:line-height="115.00%" fo:text-align="left" fo:margin-left="72.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left="72.00pt" fo:text-indent="0.00pt"/>
    </style:style>
    <style:style style:name="P17" style:family="paragraph">
      <style:paragraph-properties fo:line-height="115.00%" fo:text-align="left" fo:margin-left="108.00pt" fo:text-indent="0.00pt"/>
    </style:style>
    <style:style style:name="P18" style:family="paragraph">
      <style:paragraph-properties fo:line-height="115.00%" fo:text-align="left" fo:margin-left="72.00pt" fo:text-indent="0.00pt"/>
    </style:style>
    <style:style style:name="P19" style:family="paragraph">
      <style:paragraph-properties fo:line-height="115.00%" fo:text-align="left" fo:margin-left="108.00pt" fo:text-indent="0.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style:style style:name="P25" style:family="paragraph">
      <style:paragraph-properties fo:line-height="115.00%" fo:text-align="left"/>
    </style:style>
    <style:style style:name="P26" style:family="paragraph">
      <style:paragraph-properties fo:line-height="115.00%" fo:text-align="left" fo:margin-left="36.00pt" fo:text-indent="0.00pt"/>
    </style:style>
    <style:style style:name="P27" style:family="paragraph">
      <style:paragraph-properties fo:line-height="115.00%" fo:text-align="left" fo:margin-left="72.00pt" fo:text-indent="0.00pt"/>
    </style:style>
    <style:style style:name="P28" style:family="paragraph">
      <style:paragraph-properties fo:line-height="115.00%" fo:text-align="left" fo:margin-left="36.00pt" fo:text-indent="0.00pt"/>
    </style:style>
    <style:style style:name="P29" style:family="paragraph">
      <style:paragraph-properties fo:line-height="115.00%" fo:text-align="left" fo:margin-left="72.00pt" fo:text-indent="0.00pt"/>
    </style:style>
    <style:style style:name="P30" style:family="paragraph">
      <style:paragraph-properties fo:line-height="115.00%" fo:text-align="left" fo:margin-left="108.00pt" fo:text-indent="0.00pt"/>
    </style:style>
    <style:style style:name="P31" style:family="paragraph">
      <style:paragraph-properties fo:line-height="115.00%" fo:text-align="left" fo:margin-left="36.00pt" fo:text-indent="0.00p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fo:margin-left="72.00pt" fo:text-indent="0.00pt"/>
    </style:style>
    <style:style style:name="P35" style:family="paragraph">
      <style:paragraph-properties fo:line-height="115.00%" fo:text-align="left"/>
    </style:style>
  </office:automatic-styles>
  <office:body>
    <office:text>
      <text:p text:style-name="P1"><text:span text:style-name="T1">Enclosed is a proposed framework for implementation of hyper-local balancing authorities capable of ‘islanding’; i.e., separating from the larger electric power distribution system under conditions determined by participants.</text:span></text:p>
      <text:p text:style-name="P1"><text:span text:style-name="T1">Blockchain computing, of the type implemented with the Ethereum Virtual Machine, provides both the<text:s/></text:span><text:span text:style-name="T2">security<text:s/></text:span><text:span text:style-name="T3">necessary for the operation of critical infrastructure and the<text:s/></text:span><text:span text:style-name="T4">transparency<text:s/></text:span><text:span text:style-name="T5">demanded by stakeholders (e.g.; market participants, electric distribution companies, ratepayers, and regulators). </text:span></text:p>
      <text:p text:style-name="P1"><text:span text:style-name="T5">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span></text:p>
      <text:p text:style-name="P1"><text:span text:style-name="T6"/></text:p>
      <text:p text:style-name="P1"><text:span text:style-name="T7">I) Intro to Wholesale Power Markets (establish separation of rate-based infrastructure vs. exempt wholesale generators)</text:span></text:p>
      <text:list text:style-name="L2">
        <text:list-item>
          <text:p text:style-name="P2"><text:span text:style-name="T7">Balancing authorities design operating policies to balance instantaneous balance of supply/demand in order to maintain adequate frequency and ensure reliability</text:span></text:p>
        </text:list-item>
        <text:list-item>
          <text:p text:style-name="P3"><text:span text:style-name="T7">RTOs /ISOs are regional, semi-Decentralized, regulated nonprofits that design and administer wholesale power markets. </text:span></text:p>
        </text:list-item>
        <text:list-item>
          <text:p text:style-name="P4"><text:span text:style-name="T7">Retailers/LSEs sell to ‘load’ (define: power demand)</text:span></text:p>
        </text:list-item>
        <text:list-item>
          <text:p text:style-name="P4"><text:span text:style-name="T7">Generators produce power</text:span></text:p>
        </text:list-item>
        <text:list-item>
          <text:p text:style-name="P5"><text:span text:style-name="T7">Power plants are dispatched on a marginal cost basis, adjusted for system reliability given a complex set of factors</text:span></text:p>
        </text:list-item>
        <text:list-item>
          <text:p text:style-name="P6"><text:span text:style-name="T7">Decision to invest in a new power plant: expectation that the factor of MWh volumes and average operating margin cover capital costs of project</text:span></text:p>
        </text:list-item>
        <text:list-item>
          <text:p text:style-name="P7"><text:span text:style-name="T7">Key principle: profit and loss are unbounded, with developer/owner (rather than ratepayers) taking risk of cost recovery </text:span></text:p>
        </text:list-item>
        <text:list-item>
          <text:p text:style-name="P7"><text:span text:style-name="T7">Even in event of negative profitability, generators still supply the market as long as marginal cost &lt; marginal revenue</text:span></text:p>
        </text:list-item>
      </text:list>
      <text:p text:style-name="P8"><text:span text:style-name="T7">II) A blockchain virtual computer [e.g.; the ethereum virtual machine (EVM)] is the ideal technology for operating a distributed commodity market (i.e.; clearing real-time transactions and committing future generation).</text:span></text:p>
      <text:p text:style-name="P8"><text:span text:style-name="T8">EVM is a distributed, Blockchain-enabled Turing complete computer capable of executing application code </text:span></text:p>
      <text:list text:style-name="L9">
        <text:list-item>
          <text:p text:style-name="P9"><text:span text:style-name="T9">Blockchain Overview</text:span></text:p>
        </text:list-item>
        <text:list-item>
          <text:p text:style-name="P10"><text:span text:style-name="T9">Mechanics:</text:span></text:p>
        </text:list-item>
        <text:list-item>
          <text:p text:style-name="P11"><text:span text:style-name="T9">State-to-state over set of time, each node/miner contains the full blockchain; </text:span></text:p>
        </text:list-item>
        <text:list-item>
          <text:p text:style-name="P11"><text:span text:style-name="T9">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span></text:p>
        </text:list-item>
        <text:list-item>
          <text:p text:style-name="P12"><text:span text:style-name="T9">Offering of transactions, offering code; ‘canonical’ blockchain is that which is ‘most computation heavy’; (</text:span><text:span text:style-name="T10">maybe excerpt Gavin Wood here,<text:s/></text:span><text:a xlink:href="http://gavwood.com/Paper.pdf"><text:span text:style-name="T12">Section 10</text:span></text:a><text:span text:style-name="T13">, computation-heaviness and ‘root-to-leaf’ branch paragraph)</text:span></text:p>
        </text:list-item>
        <text:list-item>
          <text:p text:style-name="P12"><text:span text:style-name="T13">For EVM in particular, code is executed, output is logged on blockchain storage (including storing of new data/variables, sending a currency)</text:span></text:p>
        </text:list-item>
        <text:list-item>
          <text:p text:style-name="P13"><text:span text:style-name="T13">Side note: possible to define new ‘tokens’/’coins’ on the EVM. Total control over monetary design: set the rules for the creation, lifespan, and conditions for use in transaction</text:span></text:p>
        </text:list-item>
        <text:list-item>
          <text:p text:style-name="P14"><text:span text:style-name="T13">Blockchain ecosystem: the real-time market for computing power</text:span></text:p>
        </text:list-item>
        <text:list-item>
          <text:p text:style-name="P15"><text:span text:style-name="T13">Agents attempting to log transactions (including executing code on the blockchain) offer a certain quantity of coin to incentivize miners to include their transaction in the next block</text:span></text:p>
        </text:list-item>
        <text:list-item>
          <text:p text:style-name="P16"><text:span text:style-name="T13">For BTC, there’s only one type of transaction, so it’s sufficient to offer BTC; for EVM, the transaction is assigned a cost in ‘gas’ based on the computational intensity of the code to be executed, and the agent offers a ‘gas price’ for that transaction</text:span></text:p>
        </text:list-item>
        <text:list-item>
          <text:p text:style-name="P17"><text:span text:style-name="T13">Pricing transactions by computing power required incentivizes agents to streamline code</text:span></text:p>
        </text:list-item>
        <text:list-item>
          <text:p text:style-name="P18"><text:span text:style-name="T13">Easy for wallets to show expected time to clear a transaction (i.e.; number of block formations before miners pick up a transaction) based on real-time supply and demand for computing power </text:span></text:p>
        </text:list-item>
        <text:list-item>
          <text:p text:style-name="P19"><text:span text:style-name="T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span></text:p>
        </text:list-item>
      </text:list>
      <text:p text:style-name="P20"><text:span text:style-name="T13">III) Operation of the Distributed Local Power Market: a pooled-resource mini-balancing authority within a distribution grid-level circuit, operating on a blockchain-enabled virtual machine marketplace (BEVMM);<text:s/></text:span><text:span text:style-name="T14">BEVMM manages transactions between front-end metered infrastructure and back-end balancing authority; </text:span></text:p>
      <text:p text:style-name="P20"><text:span text:style-name="T14"/></text:p>
      <text:p text:style-name="P20"><text:span text:style-name="T15">Ownership structure</text:span></text:p>
      <text:p text:style-name="P20"><text:span text:style-name="T15"/></text:p>
      <text:p text:style-name="P20"><text:span text:style-name="T16">The animating principle of public utility regulation is assuring reliability of service at the most efficient cost. Electric power transmission is a "natural monopoly": a good whose marginal cost is continuously declining within the relevant range of consumption (intuitively, it's easy to understand that there's no consumer benefit in having competitng utilities build parallell, redundant transmission lines). Recognizing this, state utility regulators allow electric distribution companies to recover the cost of approved infrastructure investment, at a fixed profit, through non-bypassalbe rates. </text:span></text:p>
      <text:p text:style-name="P20"><text:span text:style-name="T16">The ownership structure of electric distrubtion companies varies widely: they may be branches of local government, publically traded corporations, or not-for-profit cooperatives. Whether the excess cashflow from rate-based infrastructure is remitted to the municipal budget, distributed to shareholders as dividends, or used to pay for member benefits, the regulatory principal remains the same: the responsibility to maintaian safe, reliable service is rewarded with a perk available only to monopolies: a guranteed rate of return.</text:span></text:p>
      <text:p text:style-name="P20"><text:span text:style-name="T16">The electric distribution utilities are the most appropriate operators computing infrastructure associated with the BEVMM microgrd balancing authority.<text:s text:c="2"/>is and maintenance of the </text:span></text:p>
      <text:p text:style-name="P20"><text:span text:style-name="T16">While recovery of capital and operating/maintenance costs of transmission infrastructure are subject to nonbypassable rate recovery, the cost of electric power is set through a competitive auction.</text:span><text:span text:style-name="T17"/></text:p>
      <text:list text:style-name="L21">
        <text:list-item>
          <text:p text:style-name="P21"><text:span text:style-name="T18">BEVMM and associated distribution infrastructure would be owned and operated by an incumbent electric distribution utility or an independent entity</text:span></text:p>
        </text:list-item>
        <text:list-item>
          <text:p text:style-name="P22"><text:span text:style-name="T18">Revenue collection from load and payments to generation would be performed by the owner/operator of the distribution infrastructure, according to accruals of transactions within BEVMM </text:span></text:p>
        </text:list-item>
        <text:list-item>
          <text:p text:style-name="P22"><text:span text:style-name="T18">For load, the energy-portion of rates are set by this process; retail network service charges are also assessed </text:span></text:p>
        </text:list-item>
        <text:list-item>
          <text:p text:style-name="P23"><text:span text:style-name="T18">A given metered account interacts with BEVMM through integration with the smart meter, appliances, and sources of generation/storage according to directives provided by the account operators </text:span></text:p>
        </text:list-item>
        <text:list-item>
          <text:p text:style-name="P24"><text:span text:style-name="T18">Two -way function calls: hardware controls respond to events in the BEVMM, and BEVMM receives automatic information feeds from the meter/hardware</text:span></text:p>
        </text:list-item>
        <text:list-item>
          <text:p text:style-name="P24"><text:span text:style-name="T18">While transactions will be executed on the BEVMM, it is up to the discretion of the account operator use external computing resources to further automate commercial decision-making</text:span></text:p>
        </text:list-item>
        <text:list-item>
          <text:p text:style-name="P25"><text:span text:style-name="T18">Blockchain accounts can hold ‘contracts’: code defining object classes and their embedded variables and functions (see below for pseudocode of contract account classes); below are proposed contract account types and their purpose</text:span></text:p>
        </text:list-item>
        <text:list-item>
          <text:p text:style-name="P26"><text:span text:style-name="T18">Market Participant Accounts: accounts linked to specific meters and their associated hardware, operated by the facility owner/resident or a designated agent; divided into Load and Generation accounts</text:span></text:p>
        </text:list-item>
        <text:list-item>
          <text:p text:style-name="P27"><text:span text:style-name="T18">Load account: self-evident, just a meter for a power buyer</text:span></text:p>
        </text:list-item>
        <text:list-item>
          <text:p text:style-name="P27"><text:span text:style-name="T18">Generation account: account capable of buying or selling power, the latter enabled by generation, storage, or demand-side management hardware<text:tab/></text:span></text:p>
        </text:list-item>
        <text:list-item>
          <text:p text:style-name="P28"><text:span text:style-name="T18">Clearing Account(s): the core code establishing events within the BEVMM through interacting with market participant accounts in the following ways:</text:span></text:p>
        </text:list-item>
        <text:list-item>
          <text:p text:style-name="P29"><text:span text:style-name="T18">receive bids and offers to clear time-ahead and real-time auctions for energy</text:span></text:p>
        </text:list-item>
        <text:list-item>
          <text:p text:style-name="P29"><text:span text:style-name="T18">Interacting with the distribution system outside of the BEVMM circuit, including providing the current bid/ask for power export/imports (likely net meter rate/time-of-use retail rate) </text:span></text:p>
        </text:list-item>
        <text:list-item>
          <text:p text:style-name="P29"><text:span text:style-name="T18">Determining if the system conditions (including available resources and other reliability metrics) meet the stakeholder-defined criteria for islanding</text:span></text:p>
        </text:list-item>
        <text:list-item>
          <text:p text:style-name="P30"><text:span text:style-name="T18">If criteria are met, Clearing Account enables ballot function(s) to allow for a motion and vote to island the local circuit from adjacent portions of the distribution grid (</text:span><text:span text:style-name="T19">note; the allocation of voting power between participant accounts is the core policy decision of stakeholders in a BEVMM marketplace, second only in importance to configuration of the initial infrastructure</text:span><text:span text:style-name="T20">)</text:span></text:p>
        </text:list-item>
        <text:list-item>
          <text:p text:style-name="P31"><text:span text:style-name="T20">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span></text:p>
        </text:list-item>
        <text:list-item>
          <text:p text:style-name="P32"><text:span text:style-name="T20">Computing power necessary to implement the BEVMM is provided under an infrastructure-as-service model</text:span></text:p>
        </text:list-item>
        <text:list-item>
          <text:p text:style-name="P33"><text:span text:style-name="T20"><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span></text:p>
        </text:list-item>
        <text:list-item>
          <text:p text:style-name="P34"><text:span text:style-name="T20">Internal Mandate: agents acting on behalf of market participant (</text:span><text:span text:style-name="T21">probably worth defining that separately; likely the same function as a retailer</text:span><text:span text:style-name="T22">) accounts may be required to provide a full node mining operation per set number of accounts or units of capacity under management</text:span></text:p>
        </text:list-item>
        <text:list-item>
          <text:p text:style-name="P34"><text:span text:style-name="T22">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span></text:p>
        </text:list-item>
      </text:list>
      <text:p text:style-name="P35"><text:span text:style-name="T23"/></text:p>
      <text:p text:style-name="P35"><text:span text:style-name="T24"><text:tab/>MISC Additions:</text:span></text:p>
      <text:p text:style-name="P35"><text:span text:style-name="T24"><text:tab/><text:tab/>-the integration of REC markets is a trivial consideration</text:span></text:p>
      <text:p text:style-name="P35"><text:span text:style-name="T24"><text:tab/><text:tab/>-perhaps it makes sense to prioritize functions from the balancing authority</text:span></text:p>
      <text:p text:style-name="P35"><text:span text:style-name="T24"><text:tab/><text:tab/>-may include an import tariff to incentivize internal generation </text:span></text:p>
      <text:p text:style-name="P35"><text:span text:style-name="T25"/></text:p>
      <text:p text:style-name="P35"><text:span text:style-name="T26">Just double checking at 5:01PM, 2/4/201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